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size="20pt" fo:font-weight="bold" officeooo:rsid="00167e8e" officeooo:paragraph-rsid="00167e8e" style:font-size-asian="20pt" style:font-weight-asian="bold" style:font-size-complex="20pt" style:font-weight-complex="bold"/>
    </style:style>
    <style:style style:name="P2" style:family="paragraph" style:parent-style-name="Preformatted_20_Text">
      <style:paragraph-properties fo:text-align="center" style:justify-single-word="false"/>
      <style:text-properties fo:font-size="20pt" fo:font-weight="bold" officeooo:rsid="00167e8e" officeooo:paragraph-rsid="00167e8e" style:font-size-asian="20pt" style:font-weight-asian="bold" style:font-size-complex="20pt" style:font-weight-complex="bold"/>
    </style:style>
    <style:style style:name="T1" style:family="text">
      <style:text-properties officeooo:rsid="00192e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2">Chapter1</text:p>
      <text:p text:style-name="P2"/>
      <text:h text:style-name="P1" text:outline-level="2">1.1 Linux is Everywhere</text:h>
      <text:h text:style-name="P1" text:outline-level="2">1.2 Linux is a Kernel</text:h>
      <text:p text:style-name="Preformatted_20_Text"/>
      <text:p text:style-name="Preformatted_20_Text">The definition of the word Linux depends on the context in which it is used. Linux means the <text:span text:style-name="Variable">kernel</text:span> of the system, which is the central controller of everything that happens on the computer.</text:p>
      <text:p text:style-name="Preformatted_20_Text"/>
      <text:p text:style-name="Preformatted_20_Text">When most people refer to Linux, they are really referring to a combination of software called <text:span text:style-name="Strong_20_Emphasis">GNU/Linux</text:span>, which defines the <text:span text:style-name="Variable">operating system</text:span>. <text:span text:style-name="Strong_20_Emphasis">GNU</text:span> is the <text:span text:style-name="Variable">free software</text:span> that provides open source equivalents of many common UNIX commands. The <text:span text:style-name="Strong_20_Emphasis">Linux</text:span> part of this combination is the <text:span text:style-name="Variable">Linux kernel</text:span>, which is the core of the operating system. The kernel is loaded at boot time and stays running to manage every aspect of the functioning system.</text:p>
      <text:p text:style-name="Preformatted_20_Text"/>
      <text:h text:style-name="Heading_20_2" text:outline-level="2">1.3 Linux is Open Source</text:h>
      <text:p text:style-name="Text_20_body"/>
      <text:p text:style-name="Preformatted_20_Text">Linus made the source programming code (the instructions a computer uses to operate) freely available, allowing others to join in and shape this fledgling operating system.</text:p>
      <text:p text:style-name="Preformatted_20_Text"/>
      <text:h text:style-name="Heading_20_2" text:outline-level="2">1.4 Linux Has Distributions</text:h>
      <text:p text:style-name="Text_20_body"/>
      <text:p text:style-name="Text_20_body">The distribution includes tools that take care of setting up the storage, installing the kernel, and installing the rest of the software. The full-featured distributions also include tools to manage the system and a <text:span text:style-name="Variable">package manager</text:span> to help you add and remove software after the installation is complete.</text:p>
      <text:p text:style-name="Text_20_body"/>
      <text:h text:style-name="Heading_20_2" text:outline-level="2">1.5 Linux Embraces the CLI</text:h>
      <text:p text:style-name="Text_20_body"/>
      <text:p text:style-name="Text_20_body">There are two basic types of interfaces available that allow you to interact with the operating system. Graphical<text:span text:style-name="Variable"> user interface (GUI)</text:span>. In a GUI, applications present themselves in windows that can be resized and moved around <text:span text:style-name="T1">and c</text:span><text:span text:style-name="Variable">ommand line interface (CLI)</text:span>, a text-based interface to the computer.</text:p>
      <text:p text:style-name="Preformatted_20_Text">Typically operating systems offer both GUI and CLI interfaces. However, most consumer operating systems (Windows, macOS) are designed to shield the user from the complexity of the CLI. The Linux community is different in that it positively celebrates the CLI for its power, speed and ability to accomplish a vast array of tasks with a single command line instruction.<text:tab/></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2T02:02:51.432955442</dc:date>
    <meta:editing-duration>PT1H45M52S</meta:editing-duration>
    <meta:editing-cycles>1</meta:editing-cycles>
    <meta:document-statistic meta:table-count="0" meta:image-count="0" meta:object-count="0" meta:page-count="1" meta:paragraph-count="12" meta:word-count="311" meta:character-count="1896" meta:non-whitespace-character-count="1596"/>
    <meta:generator>LibreOffice/6.4.7.2$Linux_X86_64 LibreOffice_project/40$Build-2</meta:generator>
  </office:meta>
</office:document-meta>
</file>